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MENDOZA TRIBEÑO YVET MONIC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LTO SIHUAS</text:span></text:p>
      <text:p text:style-name="P5"/>
      <text:p text:style-name="P5">Recojo: <text:span text:style-name="T3">MENDOZA TRIBEÑO YVET MONIC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3:24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